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5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7539571182581730282" text:style-name="L1">
        <text:list-item>
          <text:list>
            <text:list-header>
              <text:p text:style-name="P15">34.8 miles in the last week</text:p>
              <text:p text:style-name="P16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5074940094579366341" text:style-name="L2">
        <text:list-item>
          <text:list>
            <text:list-header>
              <text:p text:style-name="P18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2243422" text:continue-numbering="true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9">Splits: 10:23, 10:26, 10:59</text:p>
      <text:p text:style-name="P9"/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9"/>
      <text:p text:style-name="P10">20.75 miles in the last week 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9">Sun Feb 4, 2018 <text:span text:style-name="T1">no running</text:span> <text:s/></text:p>
      <text:p text:style-name="P9"/>
      <text:p text:style-name="P9">Mon Feb 5, 2018 <text:span text:style-name="T1">5.5 miles</text:span></text:p>
      <text:p text:style-name="P9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9"/>
      <text:p text:style-name="P9">Tues Feb 6, 2018 <text:span text:style-name="T1">4 miles</text:span> <text:s/></text:p>
      <text:p text:style-name="P9">I ran on a 0.7 mile road loop in St Augustine and averaged 10:15/mile. <text:s/>The last ½ mile was in 4:13.</text:p>
      <text:p text:style-name="P9"/>
      <text:p text:style-name="P9">Wed Feb 7, 2018 <text:span text:style-name="T1">6 miles </text:span><text:s/></text:p>
      <text:p text:style-name="P9">I ran on the same 0.7 mile loop.</text:p>
      <text:p text:style-name="P9">0.2 mile warm up</text:p>
      <text:p text:style-name="P9">2 mile run in 18:20</text:p>
      <text:p text:style-name="P9">5 minute rest</text:p>
      <text:p text:style-name="P9">6 x 0.2 mile run with a 0.3 mile jog after each run</text:p>
      <text:p text:style-name="P9"><text:tab/>The 0.2 mile runs averaged 78.7s or 6:34/mile pace.</text:p>
      <text:p text:style-name="P9">0.8 mile walk/run warm down</text:p>
      <text:p text:style-name="P9"/>
      <text:p text:style-name="P9">Thur Feb 8, 2018 <text:span text:style-name="T1">5.5 miles</text:span> <text:s/></text:p>
      <text:p text:style-name="P9">0.25 mile jog</text:p>
      <text:p text:style-name="P9">4.9 mile run and walk: I walked a total of 0.9 miles in 6 walks and ran the rest. <text:tab/>The average pace was 11:00/mile</text:p>
      <text:p text:style-name="P9">0.35 mile walk to warm down</text:p>
      <text:p text:style-name="P9"/>
      <text:p text:style-name="P9">Fri Feb 9, 2018 <text:span text:style-name="T1">5 miles</text:span> </text:p>
      <text:p text:style-name="P9">I ran and walked 5 miles averaging 11:45/mile. <text:s/>I walked 8 times for a total of about 1.1 miles of walking.</text:p>
      <text:p text:style-name="P9"/>
      <text:p text:style-name="P10">31 miles in the last week</text:p>
      <text:p text:style-name="P10"/>
      <text:p text:style-name="P9"><text:soft-page-break/>Sat Feb 10, 2018 <text:span text:style-name="T1">8 miles</text:span> <text:s/></text:p>
      <text:p text:style-name="P9">I am back in Meadville. <text:s/>I ran on a treadmill in the Wise Center</text:p>
      <text:p text:style-name="P9">2 mile warm up in 18:57 at various paces, some at 7:53/mile. <text:s/>Rested 5 minutes</text:p>
      <text:p text:style-name="P9">I ran 4 x ¾ mile and 2 x ½ mile with ¼ mile jog before each run.</text:p>
      <text:p text:style-name="P9">The ¾ miles were all 6:00 and the ½ miles were 4:00. <text:s/>The ¼ mile jogs were 3:00.</text:p>
      <text:p text:style-name="P9">I warmed down with a ½ mile in 5:30. <text:s/>My pulse after the last ½ mile was 152.</text:p>
      <text:p text:style-name="P9"/>
      <text:p text:style-name="P9">Sun Feb 11, 2018 <text:span text:style-name="T1">5 miles</text:span></text:p>
      <text:p text:style-name="P9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9"/>
      <text:p text:style-name="P9">Mon Feb 12, 2018 <text:span text:style-name="T1">8 miles</text:span> <text:s/></text:p>
      <text:p text:style-name="P9">I ran ½ mile to the Wise Center and rested a few minutes. <text:s/>Then I ran 7.26 miles on a treadmill in 1 hour averaging 8:16/mile. <text:s/>Warm down was a 0.25 mile jog. <text:s/>I ran faster as I ran.</text:p>
      <text:p text:style-name="P9"/>
      <text:p text:style-name="P9">Tues Feb 13, 2018 <text:span text:style-name="T1">no running</text:span></text:p>
      <text:p text:style-name="P10"/>
      <text:p text:style-name="P2">Wed <text:s/>Feb 14, 2018 <text:span text:style-name="T1">5.4 miles</text:span> </text:p>
      <text:p text:style-name="P2">I ran with Jim, <text:s/>and Tiffany on the Wise Center indoor track.</text:p>
      <text:p text:style-name="P2">We warmed up with 1.5 miles, including ¼ mile of drills. </text:p>
      <text:p text:style-name="P2">Then we ran 5 x ½ mile with a ¼ mile jog between each run. <text:s/>The average time on the ½ mile runs was 4:23. <text:s/>To warm down we jogged ¼ mile and walked 1/8 mile. </text:p>
      <text:p text:style-name="P2"/>
      <text:p text:style-name="P2">Thur Feb 15, 2018 <text:span text:style-name="T1">4.5 miles</text:span> <text:s/></text:p>
      <text:p text:style-name="P2">On a treadmill I ran 4 miles in 37:13. <text:s/></text:p>
      <text:p text:style-name="P2">Approximate splits: 10:00, 9:45, 9:15, 8:13. Last ½ mile in 3:44.</text:p>
      <text:p text:style-name="P2">I warmed down with ½ mile in about 5 minutes.</text:p>
      <text:p text:style-name="P2"/>
      <text:p text:style-name="P2">Fri Feb 16, 2018 <text:span text:style-name="T1">6.6 miles</text:span></text:p>
      <text:p text:style-name="P2">I ran on a Wise Center treadmill. <text:s/>First I had a long warm up:</text:p>
      <text:p text:style-name="P2"><text:s text:c="6"/>2.75 miles in 26 minutes including a half mile in 4:00</text:p>
      <text:p text:style-name="P2">After resting 3 minutes I ran a 5K in 23:59 or 7:44/mile. <text:s/>As a lead into the 5K <text:s text:c="6"/>I jogged ¼ mile and as a warm down I ran ½ mile in about 5 minutes.</text:p>
      <text:p text:style-name="P2">Splits for the 5K: 7:51, 7:47, 7:38.7 and 0:42 for the last 0.1 miles</text:p>
      <text:p text:style-name="P2">The last 0.1 miles was at an average pace of 7:00/mile. <text:s/></text:p>
      <text:p text:style-name="P10"/>
      <text:p text:style-name="P10">37.5 miles in the last week</text:p>
      <text:p text:style-name="P10"><text:soft-page-break/><text:span text:style-name="T2">Sat Feb 17, 2018 </text:span>5.5 miles </text:p>
      <text:p text:style-name="P9">I ran on a treadmill at the Wise Center.</text:p>
      <text:p text:style-name="P9">Warm up: 2 miles in about 20:00 at various paces with some at 7:53/mile pace</text:p>
      <text:p text:style-name="P9">I rested 3 minutes and ran a 2.6 mile tempo run at 8:06.5/mile. Time: 21:05/mile</text:p>
      <text:p text:style-name="P9">Before the tempo run I had a lead in of 0.1 miles and after I jogged 0.8 miles in about 8:0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2-17T12:03:36.69</dc:date>
    <dc:creator>James Lombardi</dc:creator>
    <meta:editing-duration>P1DT19H17M46S</meta:editing-duration>
    <meta:editing-cycles>161</meta:editing-cycles>
    <meta:generator>OpenOffice/4.1.2$Win32 OpenOffice.org_project/412m3$Build-9782</meta:generator>
    <meta:document-statistic meta:table-count="0" meta:image-count="0" meta:object-count="0" meta:page-count="8" meta:paragraph-count="172" meta:word-count="2655" meta:character-count="12627"/>
  </office:meta>
</office:document-meta>
</file>